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b7b3ca" draw:textarea-horizontal-align="justify" draw:textarea-vertical-align="middle" draw:auto-grow-height="false" fo:min-height="5.589cm" fo:min-width="8.302cm" loext:decorative="false"/>
    </style:style>
    <style:style style:name="gr3" style:family="graphic" style:parent-style-name="standard">
      <style:graphic-properties draw:stroke="none" svg:stroke-color="#000000" draw:fill="solid" draw:fill-color="#b7b3ca" draw:textarea-horizontal-align="left" draw:auto-grow-height="true" draw:auto-grow-width="false" fo:min-height="1.304cm" fo:min-width="3.921cm" loext:decorative="false"/>
      <style:paragraph-properties style:writing-mode="lr-tb"/>
    </style:style>
    <style:style style:name="gr4" style:family="graphic" style:parent-style-name="standard">
      <style:graphic-properties draw:fill="solid" draw:fill-color="#ec9ba4" draw:textarea-horizontal-align="justify" draw:textarea-vertical-align="middle" draw:auto-grow-height="false" fo:min-height="4.151cm" fo:min-width="6.18cm" loext:decorative="false"/>
    </style:style>
    <style:style style:name="gr5" style:family="graphic" style:parent-style-name="standard">
      <style:graphic-properties draw:stroke="none" svg:stroke-color="#000000" draw:fill="solid" draw:fill-color="#ec9ba4" draw:textarea-horizontal-align="left" draw:auto-grow-height="true" draw:auto-grow-width="false" fo:min-height="0.712cm" fo:min-width="4.97cm" loext:decorative="false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3.882cm" fo:min-width="5.877cm" loext:decorative="false"/>
    </style:style>
    <style:style style:name="gr7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618cm" fo:min-width="2.754cm" loext:decorative="false"/>
      <style:paragraph-properties style:writing-mode="lr-tb"/>
    </style:style>
    <style:style style:name="gr8" style:family="graphic" style:parent-style-name="standard">
      <style:graphic-properties draw:fill="solid" draw:fill-color="#ff6d6d" draw:textarea-horizontal-align="justify" draw:textarea-vertical-align="middle" draw:auto-grow-height="false" fo:min-height="2.535cm" fo:min-width="3.721cm" loext:decorative="false"/>
    </style:style>
    <style:style style:name="gr9" style:family="graphic" style:parent-style-name="standard">
      <style:graphic-properties draw:stroke="none" svg:stroke-color="#000000" draw:fill="solid" draw:fill-color="#ff6d6d" draw:textarea-horizontal-align="left" draw:auto-grow-height="true" draw:auto-grow-width="false" fo:min-height="0.229cm" fo:min-width="2.36cm" loext:decorative="false"/>
      <style:paragraph-properties style:writing-mode="lr-tb"/>
    </style:style>
    <style:style style:name="gr10" style:family="graphic" style:parent-style-name="standard">
      <style:graphic-properties draw:fill="solid" draw:fill-color="#ff6d6d" draw:textarea-horizontal-align="justify" draw:textarea-vertical-align="middle" draw:auto-grow-height="false" fo:min-height="1.277cm" fo:min-width="1.567cm" loext:decorative="false"/>
    </style:style>
    <style:style style:name="gr11" style:family="graphic" style:parent-style-name="standard">
      <style:graphic-properties draw:stroke="none" svg:stroke-color="#000000" draw:fill="solid" draw:fill-color="#ff6d6d" draw:textarea-horizontal-align="left" draw:auto-grow-height="true" draw:auto-grow-width="false" fo:min-height="0.89cm" fo:min-width="2.36cm" loext:decorative="false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1.188cm" fo:min-width="1.387cm" loext:decorative="false"/>
    </style:style>
    <style:style style:name="gr13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823cm" fo:min-width="2.3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b7b3ca"/>
      <style:paragraph-properties fo:text-align="center"/>
    </style:style>
    <style:style style:name="P2" style:family="paragraph">
      <loext:graphic-properties draw:fill="solid" draw:fill-color="#b7b3ca"/>
    </style:style>
    <style:style style:name="P3" style:family="paragraph">
      <loext:graphic-properties draw:fill="solid" draw:fill-color="#ec9ba4"/>
      <style:paragraph-properties fo:text-align="center"/>
    </style:style>
    <style:style style:name="P4" style:family="paragraph">
      <loext:graphic-properties draw:fill="solid" draw:fill-color="#ec9ba4"/>
    </style:style>
    <style:style style:name="P5" style:family="paragraph">
      <loext:graphic-properties draw:fill="solid" draw:fill-color="#b4c7dc"/>
      <style:paragraph-properties fo:text-align="center"/>
    </style:style>
    <style:style style:name="P6" style:family="paragraph">
      <loext:graphic-properties draw:fill="solid" draw:fill-color="#b4c7dc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solid" draw:fill-color="#ff6d6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Bitstream Vera Sans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Bitstream Vera Sans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Bitstream Vera Sans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Bitstream Vera Sans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 draw:style-name="gr1">
          <draw:g draw:style-name="gr1">
            <draw:custom-shape draw:style-name="gr2" draw:text-style-name="P1" draw:layer="layout" svg:width="12.446cm" svg:height="8.255cm" svg:x="8.655cm" svg:y="3.4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2" draw:layer="layout" svg:width="5.526cm" svg:height="1.554cm" svg:x="11.969cm" svg:y="4.01cm">
              <draw:text-box>
                <text:p>SKA DataLake</text:p>
              </draw:text-box>
            </draw:frame>
          </draw:g>
          <draw:g draw:style-name="gr1">
            <draw:custom-shape draw:style-name="gr4" draw:text-style-name="P3" draw:layer="layout" svg:width="9.446cm" svg:height="6.223cm" svg:x="10.024cm" svg:y="12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4" draw:layer="layout" svg:width="5.47cm" svg:height="0.962cm" svg:x="11.849cm" svg:y="12.881cm">
              <draw:text-box>
                <text:p>CADC system</text:p>
              </draw:text-box>
            </draw:frame>
          </draw:g>
          <draw:g draw:style-name="gr1">
            <draw:custom-shape draw:style-name="gr6" draw:text-style-name="P5" draw:layer="layout" svg:width="9.017cm" svg:height="5.842cm" svg:x="8.882cm" svg:y="5.0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6" draw:layer="layout" svg:width="3.254cm" svg:height="0.962cm" svg:x="11.041cm" svg:y="6.182cm">
              <draw:text-box>
                <text:p>SKA Data</text:p>
              </draw:text-box>
            </draw:frame>
          </draw:g>
          <draw:g draw:style-name="gr1">
            <draw:custom-shape draw:style-name="gr8" draw:text-style-name="P7" draw:layer="layout" svg:width="5.969cm" svg:height="3.937cm" svg:x="10.561cm" svg:y="13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8" draw:layer="layout" svg:width="4.004cm" svg:height="0.962cm" svg:x="11.637cm" svg:y="14.907cm">
              <draw:text-box>
                <text:p>CADC data</text:p>
              </draw:text-box>
            </draw:frame>
          </draw:g>
          <draw:g draw:style-name="gr1">
            <draw:custom-shape draw:style-name="gr10" draw:text-style-name="P7" draw:layer="layout" svg:width="2.921cm" svg:height="2.159cm" svg:x="17.418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7" draw:layer="layout" svg:width="1.959cm" svg:height="1.14cm" svg:x="18.145cm" svg:y="5.593cm">
              <draw:text-box>
                <text:p text:style-name="P9"><text:span text:style-name="T1">CADC data</text:span></text:p>
              </draw:text-box>
            </draw:frame>
          </draw:g>
          <draw:g draw:style-name="gr1">
            <draw:custom-shape draw:style-name="gr12" draw:text-style-name="P5" draw:layer="layout" svg:width="2.667cm" svg:height="2.032cm" svg:x="16.595cm" svg:y="14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5" draw:layer="layout" svg:width="1.297cm" svg:height="1.073cm" svg:x="17.376cm" svg:y="14.841cm">
              <draw:text-box>
                <text:p text:style-name="P9"><text:span text:style-name="T1">SKA</text:span></text:p>
                <text:p text:style-name="P9"><text:span text:style-name="T1">data</text:span></text:p>
              </draw:text-box>
            </draw:frame>
          </draw:g>
          <draw:frame draw:style-name="gr14" draw:text-style-name="P10" draw:layer="layout" svg:width="11.783cm" svg:height="0.725cm" svg:x="1.57cm" svg:y="1.926cm">
            <draw:text-box>
              <text:p><text:span text:style-name="T2">obs_</text:span><text:span text:style-name="T3">publisher</text:span><text:span text:style-name="T2">_did: ivo://</text:span><text:span text:style-name="T3">skao.int</text:span><text:span text:style-name="T2">/data?namespace:objectid</text:span></text:p>
            </draw:text-box>
          </draw:frame>
          <draw:frame draw:style-name="gr14" draw:text-style-name="P10" draw:layer="layout" svg:width="11.313cm" svg:height="0.725cm" svg:x="1.57cm" svg:y="2.727cm">
            <draw:text-box>
              <text:p><text:span text:style-name="T2">obs_</text:span><text:span text:style-name="T3">creator</text:span><text:span text:style-name="T2">_did: ivo://</text:span><text:span text:style-name="T3">skao.int</text:span><text:span text:style-name="T2">/data?</text:span><text:span text:style-name="T2">namespace:objectid</text:span></text:p>
            </draw:text-box>
          </draw:frame>
          <draw:frame draw:style-name="gr14" draw:text-style-name="P10" draw:layer="layout" svg:width="11.783cm" svg:height="0.725cm" svg:x="16.91cm" svg:y="2.014cm">
            <draw:text-box>
              <text:p><text:span text:style-name="T2">obs_</text:span><text:span text:style-name="T3">publisher</text:span><text:span text:style-name="T2">_did: ivo://</text:span><text:span text:style-name="T3">skao.int</text:span><text:span text:style-name="T2">/data?namespace:objectid</text:span></text:p>
            </draw:text-box>
          </draw:frame>
          <draw:frame draw:style-name="gr14" draw:text-style-name="P10" draw:layer="layout" svg:width="10.822cm" svg:height="0.725cm" svg:x="16.91cm" svg:y="2.815cm">
            <draw:text-box>
              <text:p text:style-name="P11"><text:span text:style-name="T2">obs_</text:span><text:span text:style-name="T3">creator</text:span><text:span text:style-name="T2">_did: ivo://</text:span><text:span text:style-name="T3">cadc.nrc.ca</text:span><text:span text:style-name="T2">/collection?object-id</text:span></text:p>
            </draw:text-box>
          </draw:frame>
          <draw:frame draw:style-name="gr14" draw:text-style-name="P10" draw:layer="layout" svg:width="11.292cm" svg:height="0.725cm" svg:x="1.11cm" svg:y="18.014cm">
            <draw:text-box>
              <text:p text:style-name="P12"><text:span text:style-name="T4">obs_</text:span><text:span text:style-name="T5">publisher</text:span><text:span text:style-name="T6">_did: </text:span><text:span text:style-name="T2">ivo://</text:span><text:span text:style-name="T3">cadc.nrc.ca</text:span><text:span text:style-name="T2">/collection?object-id</text:span></text:p>
            </draw:text-box>
          </draw:frame>
          <draw:frame draw:style-name="gr14" draw:text-style-name="P10" draw:layer="layout" svg:width="10.822cm" svg:height="0.725cm" svg:x="1.11cm" svg:y="18.815cm">
            <draw:text-box>
              <text:p text:style-name="P11"><text:span text:style-name="T2">obs_</text:span><text:span text:style-name="T3">creator</text:span><text:span text:style-name="T2">_did: ivo://</text:span><text:span text:style-name="T3">cadc.nrc.ca</text:span><text:span text:style-name="T2">/collection?object-id</text:span></text:p>
            </draw:text-box>
          </draw:frame>
          <draw:frame draw:style-name="gr14" draw:text-style-name="P10" draw:layer="layout" svg:width="11.292cm" svg:height="0.725cm" svg:x="17.01cm" svg:y="18.014cm">
            <draw:text-box>
              <text:p text:style-name="P12"><text:span text:style-name="T4">obs_</text:span><text:span text:style-name="T5">publisher</text:span><text:span text:style-name="T6">_did: </text:span><text:span text:style-name="T2">ivo://</text:span><text:span text:style-name="T3">cadc.nrc.ca</text:span><text:span text:style-name="T2">/collection?object-id</text:span></text:p>
            </draw:text-box>
          </draw:frame>
          <draw:frame draw:style-name="gr14" draw:text-style-name="P10" draw:layer="layout" svg:width="10.738cm" svg:height="0.725cm" svg:x="17.01cm" svg:y="18.815cm">
            <draw:text-box>
              <text:p text:style-name="P13"><text:span text:style-name="T7">obs_</text:span><text:span text:style-name="T8">creator</text:span><text:span text:style-name="T9">_did: </text:span><text:span text:style-name="T2">ivo://</text:span><text:span text:style-name="T3">skao.int</text:span><text:span text:style-name="T2">/data?namespace:objectid</text:span></text:p>
            </draw:text-box>
          </draw:frame>
          <draw:line draw:style-name="gr15" draw:text-style-name="P14" draw:layer="layout" svg:x1="10.433cm" svg:y1="7.604cm" svg:x2="5.48cm" svg:y2="3.921cm">
            <text:p/>
          </draw:line>
          <draw:line draw:style-name="gr15" draw:text-style-name="P14" draw:layer="layout" svg:x1="19.704cm" svg:y1="6.207cm" svg:x2="21.609cm" svg:y2="3.794cm">
            <text:p/>
          </draw:line>
          <draw:line draw:style-name="gr15" draw:text-style-name="P14" draw:layer="layout" svg:x1="11.957cm" svg:y1="16.367cm" svg:x2="10.433cm" svg:y2="17.891cm">
            <text:p/>
          </draw:line>
          <draw:line draw:style-name="gr15" draw:text-style-name="P14" draw:layer="layout" svg:x1="18.688cm" svg:y1="15.351cm" svg:x2="21.101cm" svg:y2="17.637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4-08T10:31:55.824728559</dc:date>
    <meta:editing-duration>PT1H34M53S</meta:editing-duration>
    <meta:editing-cycles>3</meta:editing-cycles>
    <meta:generator>LibreOffice/24.2.7.2$Linux_X86_64 LibreOffice_project/420$Build-2</meta:generator>
    <meta:document-statistic meta:object-count="31"/>
  </office:meta>
</office:document-meta>
</file>